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1cm"/>
    </style:style>
    <style:style style:name="co2" style:family="table-column">
      <style:table-column-properties fo:break-before="auto" style:column-width="2.08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Excel_20_Built-in_20_Normal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d0cece"/>
    </style:style>
    <style:style style:name="ce5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02cm solid #000000" fo:background-color="#d0cece" style:diagonal-bl-tr="none" style:diagonal-tl-br="none" fo:border-left="0.002cm solid #000000" fo:border-right="none" style:rotation-align="none" fo:border-top="none"/>
    </style:style>
    <style:style style:name="ce7" style:family="table-cell" style:parent-style-name="Excel_20_Built-in_20_Normal">
      <style:text-properties style:font-name="Calibri" style:font-name-complex="Calibri"/>
    </style:style>
    <style:style style:name="ce8" style:family="table-cell" style:parent-style-name="Excel_20_Built-in_20_Normal">
      <style:table-cell-properties fo:background-color="#2e75b6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ackground-color="#bdd7ee"/>
    </style:style>
    <style:style style:name="ce10" style:family="table-cell" style:parent-style-name="Excel_20_Built-in_20_Normal" style:data-style-name="N106"/>
    <style:style style:name="ce11" style:family="table-cell" style:parent-style-name="Excel_20_Built-in_20_Normal">
      <style:table-cell-properties fo:background-color="#2e75b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ackground-color="#bdd7ee"/>
      <style:text-properties style:font-name="Calibri" style:font-name-complex="Calibri"/>
    </style:style>
    <style:style style:name="ce13" style:family="table-cell" style:parent-style-name="Excel_20_Built-in_20_Normal">
      <style:table-cell-properties fo:background-color="#548235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#c5e0b4"/>
    </style:style>
    <style:style style:name="ce15" style:family="table-cell" style:parent-style-name="Excel_20_Built-in_20_Normal">
      <style:table-cell-properties fo:background-color="#548235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c5e0b4"/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1" table:number-columns-repeated="1012" table:default-cell-style-name="Excel_20_Built-in_20_Normal"/>
        <table:table-row table:style-name="ro1">
          <table:table-cell table:style-name="ce1"/>
          <table:table-cell table:style-name="ce3" office:value-type="string" table:number-columns-spanned="3" table:number-rows-spanned="1">
            <text:p>SAFE</text:p>
          </table:table-cell>
          <table:covered-table-cell table:number-columns-repeated="2" table:style-name="ce5"/>
          <table:table-cell table:style-name="ce5"/>
          <table:table-cell table:style-name="ce8" office:value-type="string" table:number-columns-spanned="3" table:number-rows-spanned="1">
            <text:p>bert-base-uncase</text:p>
          </table:table-cell>
          <table:covered-table-cell table:number-columns-repeated="2" table:style-name="ce11"/>
          <table:table-cell table:style-name="ce11"/>
          <table:table-cell table:style-name="ce13" office:value-type="string" table:number-columns-spanned="3" table:number-rows-spanned="1">
            <text:p>Xlnet-large-cased</text:p>
          </table:table-cell>
          <table:covered-table-cell table:number-columns-repeated="2" table:style-name="ce15"/>
          <table:table-cell table:style-name="ce15"/>
          <table:table-cell table:number-columns-repeated="1011"/>
        </table:table-row>
        <table:table-row table:style-name="ro1">
          <table:table-cell table:style-name="ce1" office:value-type="string">
            <text:p>bin</text:p>
          </table:table-cell>
          <table:table-cell table:style-name="ce4" office:value-type="string">
            <text:p>precision</text:p>
          </table:table-cell>
          <table:table-cell table:style-name="ce4" office:value-type="string">
            <text:p>recall</text:p>
          </table:table-cell>
          <table:table-cell table:style-name="ce4" office:value-type="string">
            <text:p>f1</text:p>
          </table:table-cell>
          <table:table-cell table:style-name="ce6" office:value-type="string">
            <text:p>fβ</text:p>
          </table:table-cell>
          <table:table-cell table:style-name="ce9" office:value-type="string">
            <text:p>precision</text:p>
          </table:table-cell>
          <table:table-cell table:style-name="ce9" office:value-type="string">
            <text:p>recall</text:p>
          </table:table-cell>
          <table:table-cell table:style-name="ce9" office:value-type="string">
            <text:p>f1</text:p>
          </table:table-cell>
          <table:table-cell table:style-name="ce12" office:value-type="string">
            <text:p>fβ</text:p>
          </table:table-cell>
          <table:table-cell table:style-name="ce14" office:value-type="string">
            <text:p>precision</text:p>
          </table:table-cell>
          <table:table-cell table:style-name="ce14" office:value-type="string">
            <text:p>recall</text:p>
          </table:table-cell>
          <table:table-cell table:style-name="ce14" office:value-type="string">
            <text:p>f1</text:p>
          </table:table-cell>
          <table:table-cell table:style-name="ce16" office:value-type="string">
            <text:p>fβ</text:p>
          </table:table-cell>
          <table:table-cell table:number-columns-repeated="1011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0.277259">
            <text:p>0.277259</text:p>
          </table:table-cell>
          <table:table-cell office:value-type="float" office:value="0.366255">
            <text:p>0.366255</text:p>
          </table:table-cell>
          <table:table-cell office:value-type="float" office:value="0.315603">
            <text:p>0.315603</text:p>
          </table:table-cell>
          <table:table-cell table:style-name="ce7" table:formula="of:=(1+[.$C$17]*[.$C$17])*[.B3]*[.C3]/([.$C$17]*[.$C$17]*[.B3]+[.C3])" office:value-type="float" office:value="0.349482441289409">
            <text:p>0.3494824413</text:p>
          </table:table-cell>
          <table:table-cell table:style-name="ce10" office:value-type="float" office:value="0.431041009463722">
            <text:p>0.431041</text:p>
          </table:table-cell>
          <table:table-cell table:style-name="ce10" office:value-type="float" office:value="0.36416710319539">
            <text:p>0.364167</text:p>
          </table:table-cell>
          <table:table-cell table:style-name="ce10" office:value-type="float" office:value="0.390102335345053">
            <text:p>0.390102</text:p>
          </table:table-cell>
          <table:table-cell table:style-name="ce7" table:formula="of:=(1+[.$C$17]*[.$C$17])*[.F3]*[.G3]/([.$C$17]*[.$C$17]*[.F3]+[.G3])" office:value-type="float" office:value="0.372815206001555">
            <text:p>0.372815206</text:p>
          </table:table-cell>
          <table:table-cell table:style-name="ce10" office:value-type="float" office:value="0.719109535066981">
            <text:p>0.719110</text:p>
          </table:table-cell>
          <table:table-cell table:style-name="ce10" office:value-type="float" office:value="0.511262441068622">
            <text:p>0.511262</text:p>
          </table:table-cell>
          <table:table-cell table:style-name="ce10" office:value-type="float" office:value="0.614222781623662">
            <text:p>0.614223</text:p>
          </table:table-cell>
          <table:table-cell table:style-name="ce7" table:formula="of:=(1+[.$C$17]*[.$C$17])*[.J3]*[.K3]/([.$C$17]*[.$C$17]*[.J3]+[.K3])" office:value-type="float" office:value="0.534354769450493">
            <text:p>0.5343547695</text:p>
          </table:table-cell>
          <table:table-cell table:number-columns-repeated="1011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float" office:value="0.318919">
            <text:p>0.318919</text:p>
          </table:table-cell>
          <table:table-cell office:value-type="float" office:value="0.248945">
            <text:p>0.248945</text:p>
          </table:table-cell>
          <table:table-cell office:value-type="float" office:value="0.279621">
            <text:p>0.279621</text:p>
          </table:table-cell>
          <table:table-cell table:style-name="ce7" table:formula="of:=(1+[.$C$17]*[.$C$17])*[.B4]*[.C4]/([.$C$17]*[.$C$17]*[.B4]+[.C4])" office:value-type="float" office:value="0.257388742492604">
            <text:p>0.2573887425</text:p>
          </table:table-cell>
          <table:table-cell table:style-name="ce10" office:value-type="float" office:value="0.468169556840077">
            <text:p>0.468170</text:p>
          </table:table-cell>
          <table:table-cell table:style-name="ce10" office:value-type="float" office:value="0.277699619771863">
            <text:p>0.277700</text:p>
          </table:table-cell>
          <table:table-cell table:style-name="ce10" office:value-type="float" office:value="0.363637909052273">
            <text:p>0.363638</text:p>
          </table:table-cell>
          <table:table-cell table:style-name="ce7" table:formula="of:=(1+[.$C$17]*[.$C$17])*[.F4]*[.G4]/([.$C$17]*[.$C$17]*[.F4]+[.G4])" office:value-type="float" office:value="0.295685972912409">
            <text:p>0.2956859729</text:p>
          </table:table-cell>
          <table:table-cell table:style-name="ce10" office:value-type="float" office:value="0.554362416107382">
            <text:p>0.554362</text:p>
          </table:table-cell>
          <table:table-cell table:style-name="ce10" office:value-type="float" office:value="0.414068441064638">
            <text:p>0.414068</text:p>
          </table:table-cell>
          <table:table-cell table:style-name="ce10" office:value-type="float" office:value="0.400970873786407">
            <text:p>0.400971</text:p>
          </table:table-cell>
          <table:table-cell table:style-name="ce7" table:formula="of:=(1+[.$C$17]*[.$C$17])*[.J4]*[.K4]/([.$C$17]*[.$C$17]*[.J4]+[.K4])" office:value-type="float" office:value="0.430352345347143">
            <text:p>0.4303523453</text:p>
          </table:table-cell>
          <table:table-cell table:number-columns-repeated="1011"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float" office:value="0.25">
            <text:p>0.25</text:p>
          </table:table-cell>
          <table:table-cell office:value-type="float" office:value="0.222222">
            <text:p>0.222222</text:p>
          </table:table-cell>
          <table:table-cell office:value-type="float" office:value="0.235294">
            <text:p>0.235294</text:p>
          </table:table-cell>
          <table:table-cell table:style-name="ce7" table:formula="of:=(1+[.$C$17]*[.$C$17])*[.B5]*[.C5]/([.$C$17]*[.$C$17]*[.B5]+[.C5])" office:value-type="float" office:value="0.22597615944108">
            <text:p>0.2259761594</text:p>
          </table:table-cell>
          <table:table-cell table:style-name="ce10" office:value-type="float" office:value="0.590362903225806">
            <text:p>0.590363</text:p>
          </table:table-cell>
          <table:table-cell table:style-name="ce10" office:value-type="float" office:value="0.414349315068493">
            <text:p>0.414349</text:p>
          </table:table-cell>
          <table:table-cell table:style-name="ce10" office:value-type="float" office:value="0.49574074074074">
            <text:p>0.495741</text:p>
          </table:table-cell>
          <table:table-cell table:style-name="ce7" table:formula="of:=(1+[.$C$17]*[.$C$17])*[.F5]*[.G5]/([.$C$17]*[.$C$17]*[.F5]+[.G5])" office:value-type="float" office:value="0.433681789666665">
            <text:p>0.4336817897</text:p>
          </table:table-cell>
          <table:table-cell table:style-name="ce10" office:value-type="float" office:value="0.696754563894523">
            <text:p>0.696755</text:p>
          </table:table-cell>
          <table:table-cell table:style-name="ce10" office:value-type="float" office:value="0.618184931506849">
            <text:p>0.618185</text:p>
          </table:table-cell>
          <table:table-cell table:style-name="ce10" office:value-type="float" office:value="0.637883008356546">
            <text:p>0.637883</text:p>
          </table:table-cell>
          <table:table-cell table:style-name="ce7" table:formula="of:=(1+[.$C$17]*[.$C$17])*[.J5]*[.K5]/([.$C$17]*[.$C$17]*[.J5]+[.K5])" office:value-type="float" office:value="0.628786428230619">
            <text:p>0.6287864282</text:p>
          </table:table-cell>
          <table:table-cell table:number-columns-repeated="1011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0.583840610428147">
            <text:p>0.583841</text:p>
          </table:table-cell>
          <table:table-cell table:style-name="ce10" office:value-type="float" office:value="0.486015145313139">
            <text:p>0.486015</text:p>
          </table:table-cell>
          <table:table-cell table:style-name="ce10" office:value-type="float" office:value="0.532228238234069">
            <text:p>0.532228</text:p>
          </table:table-cell>
          <table:table-cell table:style-name="ce7" table:formula="of:=(1+[.$C$17]*[.$C$17])*[.F6]*[.G6]/([.$C$17]*[.$C$17]*[.F6]+[.G6])" office:value-type="float" office:value="0.498503787087757">
            <text:p>0.4985037871</text:p>
          </table:table-cell>
          <table:table-cell table:style-name="ce10" office:value-type="float" office:value="0.630616205725376">
            <text:p>0.630616</text:p>
          </table:table-cell>
          <table:table-cell table:style-name="ce10" office:value-type="float" office:value="0.786710418375717">
            <text:p>0.786710</text:p>
          </table:table-cell>
          <table:table-cell table:style-name="ce10" office:value-type="float" office:value="0.852633918648588">
            <text:p>0.852634</text:p>
          </table:table-cell>
          <table:table-cell table:style-name="ce7" table:formula="of:=(1+[.$C$17]*[.$C$17])*[.J6]*[.K6]/([.$C$17]*[.$C$17]*[.J6]+[.K6])" office:value-type="float" office:value="0.758633912919909">
            <text:p>0.7586339129</text:p>
          </table:table-cell>
          <table:table-cell table:number-columns-repeated="1011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float" office:value="0.409524">
            <text:p>0.409524</text:p>
          </table:table-cell>
          <table:table-cell office:value-type="float" office:value="0.333333">
            <text:p>0.333333</text:p>
          </table:table-cell>
          <table:table-cell office:value-type="float" office:value="0.367521">
            <text:p>0.367521</text:p>
          </table:table-cell>
          <table:table-cell table:style-name="ce7" table:formula="of:=(1+[.$C$17]*[.$C$17])*[.B7]*[.C7]/([.$C$17]*[.$C$17]*[.B7]+[.C7])" office:value-type="float" office:value="0.342870703533825">
            <text:p>0.3428707035</text:p>
          </table:table-cell>
          <table:table-cell table:style-name="ce10" office:value-type="float" office:value="0.77765243902439">
            <text:p>0.777652</text:p>
          </table:table-cell>
          <table:table-cell table:style-name="ce10" office:value-type="float" office:value="0.46996445834518">
            <text:p>0.469964</text:p>
          </table:table-cell>
          <table:table-cell table:style-name="ce10" office:value-type="float" office:value="0.595844325028496">
            <text:p>0.595844</text:p>
          </table:table-cell>
          <table:table-cell table:style-name="ce7" table:formula="of:=(1+[.$C$17]*[.$C$17])*[.F7]*[.G7]/([.$C$17]*[.$C$17]*[.F7]+[.G7])" office:value-type="float" office:value="0.499514797985773">
            <text:p>0.499514798</text:p>
          </table:table-cell>
          <table:table-cell table:style-name="ce10" office:value-type="float" office:value="0.686485355648535">
            <text:p>0.686485</text:p>
          </table:table-cell>
          <table:table-cell table:style-name="ce10" office:value-type="float" office:value="0.661046013146613">
            <text:p>0.661046</text:p>
          </table:table-cell>
          <table:table-cell table:style-name="ce10" office:value-type="float" office:value="0.726558818910004">
            <text:p>0.726559</text:p>
          </table:table-cell>
          <table:table-cell table:style-name="ce7" table:formula="of:=(1+[.$C$17]*[.$C$17])*[.J7]*[.K7]/([.$C$17]*[.$C$17]*[.J7]+[.K7])" office:value-type="float" office:value="0.664729069824104">
            <text:p>0.6647290698</text:p>
          </table:table-cell>
          <table:table-cell table:number-columns-repeated="1011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float" office:value="0.130081">
            <text:p>0.130081</text:p>
          </table:table-cell>
          <table:table-cell office:value-type="float" office:value="0.122137">
            <text:p>0.122137</text:p>
          </table:table-cell>
          <table:table-cell office:value-type="float" office:value="0.125984">
            <text:p>0.125984</text:p>
          </table:table-cell>
          <table:table-cell table:style-name="ce7" table:formula="of:=(1+[.$C$17]*[.$C$17])*[.B8]*[.C8]/([.$C$17]*[.$C$17]*[.B8]+[.C8])" office:value-type="float" office:value="0.123262499911548">
            <text:p>0.1232624999</text:p>
          </table:table-cell>
          <table:table-cell table:style-name="ce10" office:value-type="float" office:value="0.257645051194539">
            <text:p>0.257645</text:p>
          </table:table-cell>
          <table:table-cell table:style-name="ce10" office:value-type="float" office:value="0.223698224852071">
            <text:p>0.223698</text:p>
          </table:table-cell>
          <table:table-cell table:style-name="ce10" office:value-type="float" office:value="0.231326623970722">
            <text:p>0.231327</text:p>
          </table:table-cell>
          <table:table-cell table:style-name="ce7" table:formula="of:=(1+[.$C$17]*[.$C$17])*[.F8]*[.G8]/([.$C$17]*[.$C$17]*[.F8]+[.G8])" office:value-type="float" office:value="0.228193642430425">
            <text:p>0.2281936424</text:p>
          </table:table-cell>
          <table:table-cell table:style-name="ce10" office:value-type="float" office:value="0.420500397140587">
            <text:p>0.420500</text:p>
          </table:table-cell>
          <table:table-cell table:style-name="ce10" office:value-type="float" office:value="0.655876559422193">
            <text:p>0.655877</text:p>
          </table:table-cell>
          <table:table-cell table:style-name="ce10" office:value-type="float" office:value="0.389647735442127">
            <text:p>0.389648</text:p>
          </table:table-cell>
          <table:table-cell table:style-name="ce7" table:formula="of:=(1+[.$C$17]*[.$C$17])*[.J8]*[.K8]/([.$C$17]*[.$C$17]*[.J8]+[.K8])" office:value-type="float" office:value="0.60522400654228">
            <text:p>0.6052240065</text:p>
          </table:table-cell>
          <table:table-cell table:number-columns-repeated="1011"/>
        </table:table-row>
        <table:table-row table:style-name="ro1">
          <table:table-cell table:style-name="ce1"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0.860265486725663">
            <text:p>0.860265</text:p>
          </table:table-cell>
          <table:table-cell table:style-name="ce10" office:value-type="float" office:value="0.575868443680137">
            <text:p>0.575868</text:p>
          </table:table-cell>
          <table:table-cell table:style-name="ce10" office:value-type="float" office:value="0.702447992259313">
            <text:p>0.702448</text:p>
          </table:table-cell>
          <table:table-cell table:style-name="ce7" table:formula="of:=(1+[.$C$17]*[.$C$17])*[.F9]*[.G9]/([.$C$17]*[.$C$17]*[.F9]+[.G9])" office:value-type="float" office:value="0.605813174662296">
            <text:p>0.6058131747</text:p>
          </table:table-cell>
          <table:table-cell table:style-name="ce10" office:value-type="float" office:value="0.761751152073732">
            <text:p>0.761751</text:p>
          </table:table-cell>
          <table:table-cell table:style-name="ce10" office:value-type="float" office:value="0.42158211521926">
            <text:p>0.421582</text:p>
          </table:table-cell>
          <table:table-cell table:style-name="ce10" office:value-type="float" office:value="0.468378209142141">
            <text:p>0.468378</text:p>
          </table:table-cell>
          <table:table-cell table:style-name="ce7" table:formula="of:=(1+[.$C$17]*[.$C$17])*[.J9]*[.K9]/([.$C$17]*[.$C$17]*[.J9]+[.K9])" office:value-type="float" office:value="0.451744349936335">
            <text:p>0.4517443499</text:p>
          </table:table-cell>
          <table:table-cell table:number-columns-repeated="1011"/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float" office:value="0.545455">
            <text:p>0.545455</text:p>
          </table:table-cell>
          <table:table-cell office:value-type="float" office:value="0.857143">
            <text:p>0.857143</text:p>
          </table:table-cell>
          <table:table-cell office:value-type="float" office:value="0.666667">
            <text:p>0.666667</text:p>
          </table:table-cell>
          <table:table-cell table:style-name="ce7" table:formula="of:=(1+[.$C$17]*[.$C$17])*[.B10]*[.C10]/([.$C$17]*[.$C$17]*[.B10]+[.C10])" office:value-type="float" office:value="0.789674880770468">
            <text:p>0.7896748808</text:p>
          </table:table-cell>
          <table:table-cell table:style-name="ce10" office:value-type="float" office:value="0.838753329781566">
            <text:p>0.838753</text:p>
          </table:table-cell>
          <table:table-cell table:style-name="ce10" office:value-type="float" office:value="0.774900242653006">
            <text:p>0.774900</text:p>
          </table:table-cell>
          <table:table-cell table:style-name="ce10" office:value-type="float" office:value="0.804293179686453">
            <text:p>0.804293</text:p>
          </table:table-cell>
          <table:table-cell table:style-name="ce7" table:formula="of:=(1+[.$C$17]*[.$C$17])*[.F10]*[.G10]/([.$C$17]*[.$C$17]*[.F10]+[.G10])" office:value-type="float" office:value="0.783822079143349">
            <text:p>0.7838220791</text:p>
          </table:table-cell>
          <table:table-cell table:style-name="ce10" office:value-type="float" office:value="0.713679354094579">
            <text:p>0.713679</text:p>
          </table:table-cell>
          <table:table-cell table:style-name="ce10" office:value-type="float" office:value="0.873011593421407">
            <text:p>0.873012</text:p>
          </table:table-cell>
          <table:table-cell table:style-name="ce10" office:value-type="float" office:value="0.902326877525428">
            <text:p>0.902327</text:p>
          </table:table-cell>
          <table:table-cell table:style-name="ce7" table:formula="of:=(1+[.$C$17]*[.$C$17])*[.J10]*[.K10]/([.$C$17]*[.$C$17]*[.J10]+[.K10])" office:value-type="float" office:value="0.844811567750382">
            <text:p>0.8448115678</text:p>
          </table:table-cell>
          <table:table-cell table:number-columns-repeated="1011"/>
        </table:table-row>
        <table:table-row table:style-name="ro1">
          <table:table-cell table:style-name="ce1"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0.653333333333333">
            <text:p>0.653333</text:p>
          </table:table-cell>
          <table:table-cell table:style-name="ce10" office:value-type="float" office:value="0.356627906976744">
            <text:p>0.356628</text:p>
          </table:table-cell>
          <table:table-cell table:style-name="ce10" office:value-type="float" office:value="0.482739726027397">
            <text:p>0.482740</text:p>
          </table:table-cell>
          <table:table-cell table:style-name="ce7" table:formula="of:=(1+[.$C$17]*[.$C$17])*[.F11]*[.G11]/([.$C$17]*[.$C$17]*[.F11]+[.G11])" office:value-type="float" office:value="0.382607559882303">
            <text:p>0.3826075599</text:p>
          </table:table-cell>
          <table:table-cell table:style-name="ce10" office:value-type="float" office:value="0.50269989615784">
            <text:p>0.502700</text:p>
          </table:table-cell>
          <table:table-cell table:style-name="ce10" office:value-type="float" office:value="0.545133991537376">
            <text:p>0.545134</text:p>
          </table:table-cell>
          <table:table-cell table:style-name="ce10" office:value-type="float" office:value="0.649307013859722">
            <text:p>0.649307</text:p>
          </table:table-cell>
          <table:table-cell table:style-name="ce7" table:formula="of:=(1+[.$C$17]*[.$C$17])*[.J11]*[.K11]/([.$C$17]*[.$C$17]*[.J11]+[.K11])" office:value-type="float" office:value="0.538339584007078">
            <text:p>0.538339584</text:p>
          </table:table-cell>
          <table:table-cell table:number-columns-repeated="1011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0" office:value-type="float" office:value="0.285485844359083">
            <text:p>0.285486</text:p>
          </table:table-cell>
          <table:table-cell table:style-name="ce10" office:value-type="float" office:value="0.250909306367514">
            <text:p>0.250909</text:p>
          </table:table-cell>
          <table:table-cell table:style-name="ce10" office:value-type="float" office:value="0.254638418924988">
            <text:p>0.254638</text:p>
          </table:table-cell>
          <table:table-cell table:style-name="ce7" table:formula="of:=(1+[.$C$17]*[.$C$17])*[.F12]*[.G12]/([.$C$17]*[.$C$17]*[.F12]+[.G12])" office:value-type="float" office:value="0.25553673136728">
            <text:p>0.2555367314</text:p>
          </table:table-cell>
          <table:table-cell table:style-name="ce10" office:value-type="float" office:value="0.623525280898876">
            <text:p>0.623525</text:p>
          </table:table-cell>
          <table:table-cell table:style-name="ce10" office:value-type="float" office:value="0.235768500948766">
            <text:p>0.235769</text:p>
          </table:table-cell>
          <table:table-cell table:style-name="ce10" office:value-type="float" office:value="0.362119930222416">
            <text:p>0.362120</text:p>
          </table:table-cell>
          <table:table-cell table:style-name="ce7" table:formula="of:=(1+[.$C$17]*[.$C$17])*[.J12]*[.K12]/([.$C$17]*[.$C$17]*[.J12]+[.K12])" office:value-type="float" office:value="0.259937790320931">
            <text:p>0.2599377903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avg</text:p>
          </table:table-cell>
          <table:table-cell table:formula="of:=AVERAGE([.B3:.B12])" office:value-type="float" office:value="0.1931238">
            <text:p>0.1931238</text:p>
          </table:table-cell>
          <table:table-cell table:formula="of:=AVERAGE([.C3:.C12])" office:value-type="float" office:value="0.2150035">
            <text:p>0.2150035</text:p>
          </table:table-cell>
          <table:table-cell table:formula="of:=AVERAGE([.D3:.D12])" office:value-type="float" office:value="0.199069">
            <text:p>0.199069</text:p>
          </table:table-cell>
          <table:table-cell table:formula="of:=AVERAGE([.E3:.E12])" office:value-type="float" office:value="0.208865542743893">
            <text:p>0.2088655427</text:p>
          </table:table-cell>
          <table:table-cell table:style-name="ce10" table:formula="of:=AVERAGE([.F3:.F12])" office:value-type="float" office:value="0.574654956437633">
            <text:p>0.574655</text:p>
          </table:table-cell>
          <table:table-cell table:style-name="ce10" table:formula="of:=AVERAGE([.G3:.G12])" office:value-type="float" office:value="0.419419976622354">
            <text:p>0.419420</text:p>
          </table:table-cell>
          <table:table-cell table:style-name="ce10" table:formula="of:=AVERAGE([.H3:.H12])" office:value-type="float" office:value="0.48529994892695">
            <text:p>0.485300</text:p>
          </table:table-cell>
          <table:table-cell table:style-name="ce10" table:formula="of:=AVERAGE([.I3:.I12])" office:value-type="float" office:value="0.435617474113981">
            <text:p>0.435617</text:p>
          </table:table-cell>
          <table:table-cell table:formula="of:=AVERAGE([.J3:.J12])" office:value-type="float" office:value="0.630948415680841">
            <text:p>0.6309484157</text:p>
          </table:table-cell>
          <table:table-cell table:formula="of:=AVERAGE([.K3:.K12])" office:value-type="float" office:value="0.572264500571144">
            <text:p>0.5722645006</text:p>
          </table:table-cell>
          <table:table-cell table:style-name="ce10" table:formula="of:=AVERAGE([.L3:.L12])" office:value-type="float" office:value="0.600404916751704">
            <text:p>0.600405</text:p>
          </table:table-cell>
          <table:table-cell table:style-name="ce10" table:formula="of:=AVERAGE([.M3:.M12])" office:value-type="float" office:value="0.571691382432927">
            <text:p>0.571691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10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A_T</text:p>
          </table:table-cell>
          <table:table-cell table:style-name="ce2"/>
          <table:table-cell table:style-name="ce2" office:value-type="float" office:value="28.29">
            <text:p>28.29</text:p>
          </table:table-cell>
          <table:table-cell table:number-columns-repeated="2"/>
          <table:table-cell table:style-name="ce10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A_t</text:p>
          </table:table-cell>
          <table:table-cell table:style-name="ce2"/>
          <table:table-cell table:style-name="ce2" office:value-type="float" office:value="11.86">
            <text:p>11.86</text:p>
          </table:table-cell>
          <table:table-cell table:number-columns-repeated="2"/>
          <table:table-cell table:style-name="ce10" table:number-columns-repeated="4"/>
          <table:table-cell table:number-columns-repeated="1015"/>
        </table:table-row>
        <table:table-row table:style-name="ro1">
          <table:table-cell table:style-name="ce2" office:value-type="string">
            <text:p>β</text:p>
          </table:table-cell>
          <table:table-cell table:style-name="ce2"/>
          <table:table-cell table:style-name="ce2" office:value-type="float" office:value="2.385">
            <text:p>2.385</text:p>
          </table:table-cell>
          <table:table-cell table:number-columns-repeated="2"/>
          <table:table-cell table:style-name="ce10" table:number-columns-repeated="4"/>
          <table:table-cell table:number-columns-repeated="1015"/>
        </table:table-row>
        <table:table-row table:style-name="ro1" table:number-rows-repeated="7">
          <table:table-cell table:number-columns-repeated="5"/>
          <table:table-cell table:style-name="ce10" table:number-columns-repeated="4"/>
          <table:table-cell table:number-columns-repeated="1015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8000" number:language="en" number:country="GB">
      <number:number number:min-integer-digits="1"/>
    </number:number-style>
    <number:number-style style:name="N106">
      <number:number number:decimal-places="6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22">22/07/2024</text:date>, <text:time>15:16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22T15:16:01.69</dc:date>
    <dc:creator>Quim Motger</dc:creator>
    <meta:generator>OpenOffice/4.1.15$Win32 OpenOffice.org_project/4115m2$Build-9813</meta:generator>
    <meta:editing-duration>PT8M23S</meta:editing-duration>
    <meta:editing-cycles>1</meta:editing-cycles>
    <meta:document-statistic meta:table-count="1" meta:cell-count="165" meta:object-count="0"/>
  </office:meta>
</office:document-meta>
</file>